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fo:color="#ff0000" fo:font-weight="bold" style:font-weight-asian="bold"/>
    </style:style>
    <style:style style:name="P3" style:family="paragraph" style:parent-style-name="Standard">
      <style:text-properties fo:color="#ff0000"/>
    </style:style>
    <style:style style:name="P4" style:family="paragraph" style:parent-style-name="Standard">
      <style:paragraph-properties fo:orphans="0" fo:widows="0"/>
      <style:text-properties fo:font-weight="bold" style:font-weight-asian="bold"/>
    </style:style>
    <style:style style:name="P5" style:family="paragraph" style:parent-style-name="Standard">
      <style:paragraph-properties fo:orphans="0" fo:widows="0"/>
      <style:text-properties fo:color="#052d49" fo:font-weight="bold" style:font-weight-asian="bold"/>
    </style:style>
    <style:style style:name="P6" style:family="paragraph" style:parent-style-name="Standard" style:list-style-name="WWNum6">
      <style:paragraph-properties fo:margin-left="0.5in" fo:margin-right="0in" fo:orphans="0" fo:widows="0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16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17" style:family="paragraph" style:parent-style-name="Standard" style:list-style-name="WWNum2">
      <style:paragraph-properties fo:margin-left="0.5in" fo:margin-right="0in" fo:line-height="138%" fo:text-indent="-0.25in" style:auto-text-indent="false"/>
    </style:style>
    <style:style style:name="P18" style:family="paragraph" style:parent-style-name="Standard" style:list-style-name="WWNum14">
      <style:paragraph-properties fo:margin-left="0.5in" fo:margin-right="0in" fo:line-height="138%" fo:text-indent="-0.25in" style:auto-text-indent="false"/>
    </style:style>
    <style:style style:name="P19" style:family="paragraph" style:parent-style-name="Standard" style:list-style-name="WWNum9">
      <style:paragraph-properties fo:margin-left="0.5in" fo:margin-right="0in" fo:line-height="138%" fo:text-indent="-0.25in" style:auto-text-indent="false"/>
    </style:style>
    <style:style style:name="P20" style:family="paragraph" style:parent-style-name="Standard" style:list-style-name="WWNum12">
      <style:paragraph-properties fo:margin-left="1in" fo:margin-right="0in" fo:text-indent="-0.25in" style:auto-text-indent="false"/>
    </style:style>
    <style:style style:name="P21" style:family="paragraph" style:parent-style-name="Standard" style:list-style-name="WWNum11">
      <style:paragraph-properties fo:margin-left="1in" fo:margin-right="0in" fo:text-indent="-0.25in" style:auto-text-indent="false"/>
    </style:style>
    <style:style style:name="P22" style:family="paragraph" style:parent-style-name="Standard" style:list-style-name="WWNum2">
      <style:paragraph-properties fo:margin-left="1in" fo:margin-right="0in" fo:line-height="138%" fo:text-indent="-0.25in" style:auto-text-indent="false"/>
    </style:style>
    <style:style style:name="P23" style:family="paragraph" style:parent-style-name="Standard" style:list-style-name="WWNum14">
      <style:paragraph-properties fo:margin-left="1in" fo:margin-right="0in" fo:line-height="138%" fo:text-indent="-0.25in" style:auto-text-indent="false"/>
    </style:style>
    <style:style style:name="P24" style:family="paragraph" style:parent-style-name="Standard" style:list-style-name="WWNum9">
      <style:paragraph-properties fo:margin-left="1in" fo:margin-right="0in" fo:line-height="138%" fo:text-indent="-0.25in" style:auto-text-indent="false"/>
    </style:style>
    <style:style style:name="P25" style:family="paragraph" style:parent-style-name="Standard">
      <style:paragraph-properties fo:margin-left="0in" fo:margin-right="0in" fo:text-indent="0in" style:auto-text-indent="false"/>
      <style:text-properties fo:color="#ff0000"/>
    </style:style>
    <style:style style:name="P26" style:family="paragraph" style:parent-style-name="Standard">
      <style:paragraph-properties fo:margin-top="0in" fo:margin-bottom="0.0417in" loext:contextual-spacing="false" fo:line-height="138%"/>
    </style:style>
    <style:style style:name="P27" style:family="paragraph" style:parent-style-name="Standard" style:list-style-name="WWNum2">
      <style:paragraph-properties fo:margin-left="1.5in" fo:margin-right="0in" fo:line-height="138%" fo:text-indent="-0.25in" style:auto-text-indent="false"/>
    </style:style>
    <style:style style:name="P28" style:family="paragraph" style:parent-style-name="Standard" style:list-style-name="WWNum9">
      <style:paragraph-properties fo:margin-left="1.5in" fo:margin-right="0in" fo:line-height="138%" fo:text-indent="-0.25in" style:auto-text-indent="false"/>
    </style:style>
    <style:style style:name="P29" style:family="paragraph" style:parent-style-name="Standard" style:master-page-name="Standard">
      <style:paragraph-properties fo:orphans="0" fo:widows="0" style:page-number="1"/>
    </style:style>
    <style:style style:name="P30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ff0000" fo:font-size="14pt" fo:font-weight="bold" style:font-size-asian="14pt" style:font-weight-asian="bold" style:font-size-complex="14pt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ff0000" fo:font-size="18pt" fo:font-weight="bold" style:font-size-asian="18pt" style:font-weight-asian="bold" style:font-size-complex="18pt"/>
    </style:style>
    <style:style style:name="T5" style:family="text">
      <style:text-properties fo:color="#ff0000"/>
    </style:style>
    <style:style style:name="T6" style:family="text">
      <style:text-properties fo:color="#ff0000" style:text-underline-style="none"/>
    </style:style>
    <style:style style:name="T7" style:family="text">
      <style:text-properties fo:font-weight="bold" style:font-weight-asian="bold"/>
    </style:style>
    <style:style style:name="T8" style:family="text">
      <style:text-properties fo:color="#ff00ff" fo:font-weight="bold" style:font-weight-asian="bold"/>
    </style:style>
    <style:style style:name="T9" style:family="text">
      <style:text-properties fo:color="#ff00ff"/>
    </style:style>
    <style:style style:name="T10" style:family="text">
      <style:text-properties fo:color="#ff00ff" style:text-underline-style="none"/>
    </style:style>
    <style:style style:name="T11" style:family="text">
      <style:text-properties fo:color="#4a86e8" fo:font-weight="bold" style:font-weight-asian="bold"/>
    </style:style>
    <style:style style:name="T12" style:family="text">
      <style:text-properties fo:color="#4a86e8"/>
    </style:style>
    <style:style style:name="T13" style:family="text">
      <style:text-properties fo:color="#4a86e8" style:text-underline-style="none"/>
    </style:style>
    <style:style style:name="T14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15" style:family="text">
      <style:text-properties fo:color="#1155cc" style:text-underline-style="solid" style:text-underline-width="auto" style:text-underline-color="font-color"/>
    </style:style>
    <style:style style:name="T16" style:family="text">
      <style:text-properties fo:font-size="18pt" fo:font-weight="bold" style:font-size-asian="18pt" style:font-weight-asian="bold" style:font-size-complex="18pt"/>
    </style:style>
    <style:style style:name="T17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/>
    </style:style>
    <style:style style:name="T18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19" style:family="text">
      <style:text-properties fo:color="#6aa84f"/>
    </style:style>
    <style:style style:name="T20" style:family="text">
      <style:text-properties fo:color="#241e12" fo:font-weight="bold" style:font-weight-asian="bold"/>
    </style:style>
    <style:style style:name="T21" style:family="text">
      <style:text-properties fo:color="#052d49" fo:font-weight="bold" style:font-weight-asian="bold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font-size="26pt" style:font-size-asian="26pt" style:font-size-complex="26pt" fo:background-color="#ffff00"/>
    </style:style>
    <style:style style:name="T24" style:family="text">
      <style:text-properties fo:color="#e06666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tracked-changes text:track-changes="false">
        <text:changed-region xml:id="ct37194832" text:id="ct37194832">
          <text:insertion>
            <office:change-info>
              <dc:creator>RTheren</dc:creator>
              <dc:date>2019-03-12T14:12:08</dc:date>
            </office:change-info>
          </text:insertion>
        </text:changed-region>
        <text:changed-region xml:id="ct37332432" text:id="ct37332432">
          <text:insertion>
            <office:change-info>
              <dc:creator>Michael Fox</dc:creator>
              <dc:date>2019-03-13T07:40:2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1">LGCWDW <text:s/>- </text:span><text:span text:style-name="T2">????????? <text:s text:c="2"/></text:span></text:p>
      <text:p text:style-name="P1"><text:span text:style-name="T7">Colour key - </text:span><text:span text:style-name="T8">Venn</text:span><text:span text:style-name="T7"> </text:span><text:span text:style-name="T11">Pedro </text:span><text:span text:style-name="T3">Jill</text:span></text:p>
      <text:p text:style-name="P2"/>
      <text:p text:style-name="P1"><text:span text:style-name="T7">The Jill</text:span></text:p>
      <text:p text:style-name="P1"><text:a xlink:type="simple" xlink:href="https://meet.jit.si/jordan9000#config.disableAP=true&amp;config.disableAEC=true&amp;config.disableAGC=true" text:style-name="ListLabel_20_127" text:visited-style-name="ListLabel_20_127"><text:span text:style-name="T14">https://meet.jit.si/jordan9000#config.disableAP=true&amp;config.disableAEC=true&amp;config.disableAGC=true</text:span></text:a></text:p>
      <text:p text:style-name="P4"/>
      <text:p text:style-name="P1"><text:span text:style-name="T7">The Pedro </text:span></text:p>
      <text:p text:style-name="P1"><text:a xlink:type="simple" xlink:href="https://meet.jit.si/pedro9000#config.disableAP=true&amp;config.disableAEC=true&amp;config.disableAGC=true" text:style-name="ListLabel_20_127" text:visited-style-name="ListLabel_20_127"><text:span text:style-name="T14">https://meet.jit.si/pedro9000#config.disableAP=true&amp;config.disableAEC=true&amp;config.disableAGC=true</text:span></text:a></text:p>
      <text:p text:style-name="P2"/>
      <text:p text:style-name="P1"><text:span text:style-name="T7">Guest</text:span></text:p>
      <text:p text:style-name="P1"><text:a xlink:type="simple" xlink:href="https://meet.jit.si/guest9000#config.disableAP=true&amp;config.disableAEC=true&amp;config.disableAGC=true" text:style-name="ListLabel_20_127" text:visited-style-name="ListLabel_20_127"><text:span text:style-name="T14">https://meet.jit.si/guest9000#config.disableAP=true&amp;config.disableAEC=true&amp;config.disableAGC=true</text:span></text:a></text:p>
      <text:p text:style-name="P1"><draw:rect text:anchor-type="as-char" style:rel-width="100%" draw:z-index="0" draw:style-name="gr1" draw:text-style-name="P30" svg:width="0.0012in" svg:height="0.0213in"><text:p/></draw:rect></text:p>
      <text:p text:style-name="Standard">News</text:p>
      <text:p text:style-name="Standard">Plugs</text:p>
      <text:p text:style-name="Standard">Pi</text:p>
      <text:p text:style-name="Standard">Feedback</text:p>
      <text:p text:style-name="Standard"><draw:rect text:anchor-type="as-char" style:rel-width="100%" draw:z-index="1" draw:style-name="gr1" draw:text-style-name="P30" svg:width="0.0012in" svg:height="0.0213in"><text:p/></draw:rect></text:p>
      <text:p text:style-name="P1"><text:span text:style-name="T4">Patreons:</text:span><text:span text:style-name="T16"> Post story suggestions </text:span><text:span text:style-name="T17">HAR</text:span><text:span text:style-name="T18">!</text:span></text:p>
      <text:p text:style-name="P1"/>
      <text:p text:style-name="P1">1.<text:change-start text:change-id="ct37194832"/> <text:s/>https://kde.org/announcements/kde-frameworks-5.56.0.php<text:change-end text:change-id="ct37194832"/></text:p>
      <text:p text:style-name="P1"><text:soft-page-break/>2. F5 buys NGINX: (RTheren)</text:p>
      <text:p text:style-name="P1">https://www.nginx.com/press/f5-acquires-nginx-to-bridge-netops-and-devops/</text:p>
      <text:p text:style-name="P1">3.<text:change-start text:change-id="ct37332432"/>Rev 2 https://www.crowdsupply.com/sifive/hifive1-rev-b<text:change-end text:change-id="ct37332432"/></text:p>
      <text:p text:style-name="P1">4.</text:p>
      <text:p text:style-name="P1"><draw:rect text:anchor-type="as-char" style:rel-width="100%" draw:z-index="2" draw:style-name="gr1" draw:text-style-name="P30" svg:width="0.0012in" svg:height="0.0213in"><text:p/></draw:rect></text:p>
      <text:p text:style-name="P1"><text:span text:style-name="T7">Up to:</text:span></text:p>
      <text:p text:style-name="P1"><text:span text:style-name="T7">V - I’m specing out a workstation, reluctantly. </text:span></text:p>
      <text:p text:style-name="P1"><text:span text:style-name="T7">J - SCaLE 17x!!! <text:s/>It was amazing having Jordan, Empty, Truggy with us! <text:s/>Make sure to watch last Saturday’s LinuxGameCast Weekly for the “SCALEMAGEDDON”! <text:s/>Got lots of great interviews and walkthroughs on the floor for LWDW that will be shown as soon as we get them sorted and uploaded! <text:s/>And multiple people to interview and have as guests on the show. <text:s/>We take Empty to the airport tonight. <text:s/>The LinuxChix LA win “Best SCaLE Spirit” Booth Award!</text:span></text:p>
      <text:p text:style-name="P1"><text:span text:style-name="T7">P - </text:span></text:p>
      <text:p text:style-name="Standard"><draw:rect text:anchor-type="as-char" style:rel-width="100%" draw:z-index="3" draw:style-name="gr1" draw:text-style-name="P30" svg:width="0.0012in" svg:height="0.0213in"><text:p/></draw:rect></text:p>
      <text:p text:style-name="Standard">News</text:p>
      <text:p text:style-name="Standard"/>
      <text:p text:style-name="Standard"><text:span text:style-name="T9">RIP Njinkz</text:span> (RThren)</text:p>
      <text:p text:style-name="P1"><text:a xlink:type="simple" xlink:href="https://www.nginx.com/press/f5-acquires-nginx-to-bridge-netops-and-devops/" text:style-name="ListLabel_20_128" text:visited-style-name="ListLabel_20_128"><text:span text:style-name="T15">https://www.nginx.com/press/f5-acquires-nginx-to-bridge-netops-and-devops/</text:span></text:a></text:p>
      <text:list xml:id="list1311256478" text:style-name="WWNum6">
        <text:list-item>
          <text:p text:style-name="P6"><text:span text:style-name="T9">F5, the global leader in multi-cloud application services, yoinked NGINX.</text:span></text:p>
        </text:list-item>
        <text:list-item>
          <text:p text:style-name="P6"><text:span text:style-name="T9">It will remain open source. </text:span></text:p>
        </text:list-item>
        <text:list-item>
          <text:p text:style-name="P6"><text:span text:style-name="T9">For those worried about it going all commercial need I remind you of NGINX Plus.</text:span></text:p>
        </text:list-item>
        <text:list-item>
          <text:p text:style-name="P6"><text:span text:style-name="T5">For approximately $670 million!</text:span></text:p>
        </text:list-item>
        <text:list-item>
          <text:p text:style-name="P6"><text:span text:style-name="T5">This makes sense though for F5 who specializes in application services and (ADN) Application Delivery Network, because now they have one of the premiere web servers on the market.</text:span></text:p>
        </text:list-item>
      </text:list>
      <text:p text:style-name="Standard"/>
      <text:p text:style-name="Standard"><text:span text:style-name="T3">Droidtop</text:span></text:p>
      <text:p text:style-name="Standard"><text:soft-page-break/><text:a xlink:type="simple" xlink:href="https://maruos.com/blog/2019/announcing-maru-0.6-okinawa.html" text:style-name="ListLabel_20_128" text:visited-style-name="ListLabel_20_128"><text:span text:style-name="T15">https://maruos.com/blog/2019/announcing-maru-0.6-okinawa.html</text:span></text:a></text:p>
      <text:list xml:id="list1207055869" text:style-name="WWNum3">
        <text:list-item>
          <text:p text:style-name="P7"><text:span text:style-name="T12">Wireless casting of the desktop is a pretty neat idea.</text:span></text:p>
        </text:list-item>
        <text:list-item>
          <text:p text:style-name="P7"><text:span text:style-name="T12">Or, at least, it’ll keep the cable clutter down.</text:span></text:p>
        </text:list-item>
        <text:list-item>
          <text:p text:style-name="P7"><text:span text:style-name="T12">You’ll still need to pair the mouse and keyboard to the phone, though.</text:span></text:p>
        </text:list-item>
        <text:list-item>
          <text:p text:style-name="P7"><text:span text:style-name="T5">Use your phone as your PC for the ultimate desktop productivity.</text:span></text:p>
        </text:list-item>
        <text:list-item>
          <text:p text:style-name="P7"><text:span text:style-name="T5">This is a game changer! <text:s/>Maru is now based on LineageOS rather than just AOSP, and now any device that is supported by LineageOS can be used, rather then just limited to the Nexus 5 and the 2013 Nexus 7.</text:span></text:p>
        </text:list-item>
        <text:list-item>
          <text:p text:style-name="P7"><text:span text:style-name="T5">More up to date software packages are supported now with Maru Desktop upgrading from Debian 8 Jessie to Debian 9 Stretch.</text:span></text:p>
        </text:list-item>
        <text:list-item>
          <text:p text:style-name="P7"><text:span text:style-name="T9">Unleash your mobile device with Maru, a context-aware, lightweight, open operating system that unites mobile and desktop computing.</text:span></text:p>
        </text:list-item>
        <text:list-item>
          <text:p text:style-name="P7"><text:span text:style-name="T9">It’s a bold dream and they are getting close to pulling it off, but. </text:span></text:p>
        </text:list-item>
        <text:list-item>
          <text:p text:style-name="P7"><text:span text:style-name="T9">Think about how you use you mobile devices, yeah, as a second screen. </text:span></text:p>
        </text:list-item>
        <text:list-item>
          <text:p text:style-name="P7"><text:span text:style-name="T9">Not just in front of the PC but while watching movies, cooking, mixing potassium nitrate and C12H22O11.</text:span></text:p>
        </text:list-item>
      </text:list>
      <text:p text:style-name="Standard"/>
      <text:p text:style-name="Standard"><text:span text:style-name="T11">Mythic beast </text:span></text:p>
      <text:p text:style-name="Standard"><text:a xlink:type="simple" xlink:href="https://fossbytes.com/linux-pureos-pc-mobile-convergence-purism/" text:style-name="ListLabel_20_128" text:visited-style-name="ListLabel_20_128"><text:span text:style-name="T15">https://fossbytes.com/linux-pureos-pc-mobile-convergence-purism/</text:span></text:a></text:p>
      <text:list xml:id="list2226555535" text:style-name="WWNum7">
        <text:list-item>
          <text:p text:style-name="P8"><text:span text:style-name="T12">All Linux OS for phones and laptops.</text:span></text:p>
        </text:list-item>
        <text:list-item>
          <text:p text:style-name="P8"><text:span text:style-name="T12">For a company like Purism, which aims to provide both mobile phones and mobile computers, having the one codebase to worry about is a great step for the future.</text:span></text:p>
        </text:list-item>
        <text:list-item>
          <text:p text:style-name="P8"><text:span text:style-name="T12">I hope they can manage this and get something that actually works on both ends.</text:span></text:p>
        </text:list-item>
        <text:list-item>
          <text:p text:style-name="P8"><text:span text:style-name="T12">Because up to now, all attempts have been a bit of a mess.</text:span></text:p>
        </text:list-item>
        <text:list-item>
          <text:p text:style-name="P8"><text:span text:style-name="T5">This is exciting and the beauty of open source, and continues the progress of Mark Shuttleworth’s dream of Convergence and WebOS’s original development of Synergy.</text:span></text:p>
        </text:list-item>
      </text:list>
      <text:p text:style-name="Standard"/>
      <text:p text:style-name="Standard"><text:span text:style-name="T3">Touch 8</text:span></text:p>
      <text:p text:style-name="Standard"><text:soft-page-break/><text:a xlink:type="simple" xlink:href="https://ubports.com/blog/ubports-blog-1/post/ubuntu-touch-ota-8-release-207" text:style-name="ListLabel_20_128" text:visited-style-name="ListLabel_20_128"><text:span text:style-name="T15">https://ubports.com/blog/ubports-blog-1/post/ubuntu-touch-ota-8-release-207</text:span></text:a></text:p>
      <text:list xml:id="list3714150148" text:style-name="WWNum12">
        <text:list-item>
          <text:p text:style-name="P9"><text:span text:style-name="T12">Living life on the edge can get the project out faster, but long term those issues would crop into something serious.</text:span></text:p>
        </text:list-item>
        <text:list-item>
          <text:p text:style-name="P9"><text:span text:style-name="T5">Now that the call for testing has been complete, Ubuntu Touch OTA-8 has been released with many wonderful improvements and bug fixes.</text:span></text:p>
          <text:list>
            <text:list-item>
              <text:p text:style-name="P20"><text:span text:style-name="T5">The Morph Browser is greatly improved, with fixes to the display of browser error pages, favicon support for favorites and allowing apps to inject custom JavaScript into embedded Morph.Web views.</text:span></text:p>
            </text:list-item>
            <text:list-item>
              <text:p text:style-name="P20"><text:span text:style-name="T5">Ubuntu Touch has a new experimental system-wide dark theme as well.</text:span></text:p>
            </text:list-item>
          </text:list>
        </text:list-item>
        <text:list-item>
          <text:p text:style-name="P9"><text:span text:style-name="T5">Our very own Sandy Martin, Ultimoore, has been a contributing developer to this project for quite some time.</text:span></text:p>
        </text:list-item>
        <text:list-item>
          <text:p text:style-name="P9"><text:span text:style-name="T5">I am looking forward to testing this out on my OnePlus One :-D</text:span></text:p>
        </text:list-item>
      </text:list>
      <text:p text:style-name="Standard"/>
      <text:p text:style-name="Standard"><text:span text:style-name="T11">MehaMap</text:span></text:p>
      <text:p text:style-name="Standard"><text:a xlink:type="simple" xlink:href="https://github.com/trimstray/sandmap" text:style-name="ListLabel_20_128" text:visited-style-name="ListLabel_20_128"><text:span text:style-name="T15">https://github.com/trimstray/sandmap</text:span></text:a></text:p>
      <text:list xml:id="list544603255" text:style-name="WWNum1">
        <text:list-item>
          <text:p text:style-name="P10"><text:span text:style-name="T12">Making nmap a little friendlier to the noobs is certainly something I could appreciate.</text:span></text:p>
        </text:list-item>
        <text:list-item>
          <text:p text:style-name="P10"><text:span text:style-name="T5">This is a nice CLI alternative to the Zenmap Nmap Security Scanner GUI that I have used before.</text:span></text:p>
        </text:list-item>
        <text:list-item>
          <text:p text:style-name="P10"><text:span text:style-name="T9">Tor support because REASONS! </text:span></text:p>
        </text:list-item>
      </text:list>
      <text:p text:style-name="P25"/>
      <text:p text:style-name="Standard"/>
      <text:p text:style-name="Standard"><text:span text:style-name="T9">Audacity 231</text:span></text:p>
      <text:p text:style-name="Standard"><text:a xlink:type="simple" xlink:href="https://www.omgubuntu.co.uk/2019/03/audacity-2-3-1-released-restores-linux-support" text:style-name="ListLabel_20_128" text:visited-style-name="ListLabel_20_128"><text:span text:style-name="T15">https://www.omgubuntu.co.uk/2019/03/audacity-2-3-1-released-restores-linux-support</text:span></text:a></text:p>
      <text:list xml:id="list2445427370" text:style-name="WWNum10">
        <text:list-item>
          <text:p text:style-name="P11"><text:span text:style-name="T9">You could still use it on Linux f you didn’t mind the crash-fest. </text:span></text:p>
        </text:list-item>
        <text:list-item>
          <text:p text:style-name="P11"><text:span text:style-name="T9">Ask anyone on Fedora. </text:span></text:p>
        </text:list-item>
        <text:list-item>
          <text:p text:style-name="P11"><text:span text:style-name="T12">There’s a Flatpak if you want to take it for a spin.</text:span></text:p>
        </text:list-item>
        <text:list-item>
          <text:p text:style-name="P11"><text:span text:style-name="T5">As we talked about last October, Audacity 2.3.0 includes improvements in saving projects and the ability to adjust playback speed during playback.</text:span></text:p>
        </text:list-item>
        <text:list-item>
          <text:p text:style-name="P11"><text:soft-page-break/><text:span text:style-name="T5">The 2.3.1 update includes bug fixes and refinements to the Audacity 2.3.0 features.</text:span></text:p>
        </text:list-item>
        <text:list-item>
          <text:p text:style-name="P11"><text:span text:style-name="T5">The big release of Audacity 2.3.0 last year was only available for Mac and Windows.</text:span></text:p>
        </text:list-item>
        <text:list-item>
          <text:p text:style-name="P11"><text:span text:style-name="T5">Audacity 2.3.1 restores support for Linux which was stuck using version 2.2.1.</text:span></text:p>
        </text:list-item>
      </text:list>
      <text:p text:style-name="Standard"/>
      <text:p text:style-name="Standard"><text:span text:style-name="T3">Script it</text:span></text:p>
      <text:p text:style-name="Standard"><text:a xlink:type="simple" xlink:href="https://itsfoss.com/restart-network-ubuntu/" text:style-name="ListLabel_20_128" text:visited-style-name="ListLabel_20_128"><text:span text:style-name="T15">https://itsfoss.com/restart-network-ubuntu/</text:span></text:a></text:p>
      <text:list xml:id="list1027264639" text:style-name="WWNum4">
        <text:list-item>
          <text:p text:style-name="P12"><text:span text:style-name="T12">I’ve used the systemctl one a couple times, mostly on old laptops when they throw a bit of a hissy fit when connecting to wireless.</text:span></text:p>
        </text:list-item>
        <text:list-item>
          <text:p text:style-name="P12"><text:span text:style-name="T9">sudo ip link set down enp30s0YOLO32purplemonekyDishwasher</text:span></text:p>
        </text:list-item>
        <text:list-item>
          <text:p text:style-name="P12"><text:span text:style-name="T9">Or, unplug the cable.</text:span></text:p>
        </text:list-item>
        <text:list-item>
          <text:p text:style-name="P12"><text:span text:style-name="T5">A beginners guide on how to restart a network in Ubuntu, using network manager service, systemd or GUI etc.</text:span></text:p>
        </text:list-item>
        <text:list-item>
          <text:p text:style-name="P12"><text:span text:style-name="T5">This is a really nicely written article, easy to follow, concise and great for beginners and advanced users alike. <text:s/>It is nice to have the many CLI commands and GUI examples for restarting a network in Ubuntu in one article. <text:s/>Bookmarked!</text:span></text:p>
        </text:list-item>
        <text:list-item>
          <text:p text:style-name="P12"><text:span text:style-name="T5">I have been using the ifup and ifdown commands for years!</text:span></text:p>
        </text:list-item>
      </text:list>
      <text:p text:style-name="P3"/>
      <text:p text:style-name="Standard"><text:span text:style-name="T11">Remote wipe </text:span></text:p>
      <text:p text:style-name="Standard"><text:a xlink:type="simple" xlink:href="https://github.com/marcan/takeover.sh" text:style-name="ListLabel_20_128" text:visited-style-name="ListLabel_20_128"><text:span text:style-name="T15">https://github.com/marcan/takeover.sh</text:span></text:a></text:p>
      <text:list xml:id="list3882306446" text:style-name="WWNum5">
        <text:list-item>
          <text:p text:style-name="P13"><text:span text:style-name="T12">I think I’m going to set up a laptop for the purpose of kicking the tires on this one.</text:span></text:p>
        </text:list-item>
        <text:list-item>
          <text:p text:style-name="P13"><text:span text:style-name="T9">This, this is something to look into just in case. </text:span></text:p>
        </text:list-item>
        <text:list-item>
          <text:p text:style-name="P13"><text:span text:style-name="T9">Yes, not being bothered to walk into the other room is a valid reason.</text:span><text:span text:style-name="T5"> </text:span></text:p>
        </text:list-item>
        <text:list-item>
          <text:p text:style-name="P13"><text:span text:style-name="T5">Wow, well we can replace the Linux kernel via SSH without rebooting, so why not the whole operating system! </text:span></text:p>
        </text:list-item>
      </text:list>
      <text:p text:style-name="Standard"/>
      <text:p text:style-name="Standard"><text:span text:style-name="T9">No Skype </text:span></text:p>
      <text:p text:style-name="Standard"><text:soft-page-break/><text:a xlink:type="simple" xlink:href="https://itsfoss.com/skype-for-web-linux/" text:style-name="ListLabel_20_128" text:visited-style-name="ListLabel_20_128"><text:span text:style-name="T15">https://itsfoss.com/skype-for-web-linux/</text:span></text:a></text:p>
      <text:list xml:id="list3142286362" text:style-name="WWNum11">
        <text:list-item>
          <text:p text:style-name="P14"><text:span text:style-name="T12">Good riddance?</text:span></text:p>
        </text:list-item>
        <text:list-item>
          <text:p text:style-name="P14"><text:span text:style-name="T12">If Skype for Business, the thing Microsoft seems to care about, is any indication of where this project is going, then I’m glad Linux isn’t seeing it.</text:span></text:p>
          <text:list>
            <text:list-item>
              <text:p text:style-name="P21"><text:span text:style-name="T19">[chibbs] Skype for Business is very slowly being deprecated and rolled into “Microsoft Teams” which is their Slack replacement mashed together with SFB- https://docs.microsoft.com/en-us/microsoftteams/faq-journey</text:span></text:p>
            </text:list-item>
          </text:list>
        </text:list-item>
        <text:list-item>
          <text:p text:style-name="P14"><text:span text:style-name="T12">It could also be that they want to can it and shedding the lower market share is as good a start as any.</text:span></text:p>
        </text:list-item>
        <text:list-item>
          <text:p text:style-name="P14"><text:span text:style-name="T5">With Microsoft having its own Linux operating system, Microsoft Azure Sphere, why would anyone think that this would be a thing? <text:s/>Well, it is Microsoft!</text:span></text:p>
        </text:list-item>
      </text:list>
      <text:p text:style-name="Standard"/>
      <text:p text:style-name="Standard"/>
      <text:p text:style-name="Standard"><text:span text:style-name="T9">Open Calc</text:span></text:p>
      <text:p text:style-name="Standard"><text:a xlink:type="simple" xlink:href="https://betanews.com/2019/03/06/microsoft-windows-calculator-open-source-github/" text:style-name="ListLabel_20_128" text:visited-style-name="ListLabel_20_128"><text:span text:style-name="T15">https://betanews.com/2019/03/06/microsoft-windows-calculator-open-source-github/</text:span></text:a></text:p>
      <text:list xml:id="list2257565859" text:style-name="WWNum8">
        <text:list-item>
          <text:p text:style-name="P15"><text:span text:style-name="T9">How about paint. </text:span></text:p>
        </text:list-item>
        <text:list-item>
          <text:p text:style-name="P15"><text:span text:style-name="T9">Also, the calc has support for telemetry. </text:span></text:p>
        </text:list-item>
        <text:list-item>
          <text:p text:style-name="P15"><text:span text:style-name="T9">They </text:span><text:a xlink:type="simple" xlink:href="https://github.com/Microsoft/calculator/issues/113" text:style-name="ListLabel_20_128" text:visited-style-name="ListLabel_20_128"><text:span text:style-name="T15">closed the ticket</text:span></text:a><text:span text:style-name="T9"> &gt;:(</text:span></text:p>
        </text:list-item>
        <text:list-item>
          <text:p text:style-name="P15"><text:span text:style-name="T12">I can’t see a downside to this.</text:span></text:p>
        </text:list-item>
        <text:list-item>
          <text:p text:style-name="P15"><text:span text:style-name="T12">Mostly getting the spying bits out of the calculations</text:span></text:p>
        </text:list-item>
        <text:list-item>
          <text:p text:style-name="P15"><text:span text:style-name="T5">This is great for integrating the calculator UI and algorithms in app development.</text:span></text:p>
        </text:list-item>
      </text:list>
      <text:p text:style-name="Standard"><draw:rect text:anchor-type="as-char" style:rel-width="100%" draw:z-index="4" draw:style-name="gr1" draw:text-style-name="P30" svg:width="0.0012in" svg:height="0.0213in"><text:p/></draw:rect></text:p>
      <text:p text:style-name="Standard">Plugs</text:p>
      <text:p text:style-name="Standard"/>
      <text:p text:style-name="P5"/>
      <text:p text:style-name="P1"><text:span text:style-name="T20">Chad (new)</text:span></text:p>
      <text:p text:style-name="P1"><text:soft-page-break/><text:span text:style-name="T20">Dominic (new)</text:span></text:p>
      <text:p text:style-name="P1"><text:span text:style-name="T21">George M (monthy paypal)</text:span></text:p>
      <text:p text:style-name="Standard">Basil (new)</text:p>
      <text:p text:style-name="Standard">Nicole (upped)</text:p>
      <text:p text:style-name="Standard"><draw:rect text:anchor-type="as-char" style:rel-width="100%" draw:z-index="5" draw:style-name="gr1" draw:text-style-name="P30" svg:width="0.0012in" svg:height="0.0213in"><text:p/></draw:rect></text:p>
      <text:p text:style-name="Standard">Slice of Pi</text:p>
      <text:p text:style-name="Standard"/>
      <text:p text:style-name="Standard"><text:span text:style-name="T11">CarPi</text:span></text:p>
      <text:p text:style-name="Standard"><text:a xlink:type="simple" xlink:href="https://www.raspberrypi.org/forums/viewtopic.php?t=207840" text:style-name="ListLabel_20_128" text:visited-style-name="ListLabel_20_128"><text:span text:style-name="T15">https://www.raspberrypi.org/forums/viewtopic.php?t=207840</text:span></text:a></text:p>
      <text:list xml:id="list1559743218" text:style-name="WWNum13">
        <text:list-item>
          <text:p text:style-name="P16"><text:span text:style-name="T12">A dashcam system you can put together yourself and know exactly what’s going on.</text:span></text:p>
        </text:list-item>
        <text:list-item>
          <text:p text:style-name="P16"><text:span text:style-name="T12">That’s pretty good!</text:span></text:p>
        </text:list-item>
        <text:list-item>
          <text:p text:style-name="P16"><text:span text:style-name="T12">I’d add a bit of an insulating case… </text:span></text:p>
        </text:list-item>
      </text:list>
      <text:p text:style-name="Standard"><draw:rect text:anchor-type="as-char" style:rel-width="100%" draw:z-index="6" draw:style-name="gr1" draw:text-style-name="P30" svg:width="0.0012in" svg:height="0.0213in"><text:p/></draw:rect></text:p>
      <text:p text:style-name="Standard">Penguincon 2019</text:p>
      <text:p text:style-name="Standard"/>
      <text:p text:style-name="P26"><text:span text:style-name="T22">Penguicon 2018 Video Walkthrough</text:span></text:p>
      <text:p text:style-name="Standard"/>
      <text:list xml:id="list2250917583" text:style-name="WWNum2">
        <text:list-item>
          <text:p text:style-name="P17">Entrance (0:00 to 0:06)</text:p>
          <text:list>
            <text:list-item>
              <text:p text:style-name="P22">Cloud talking to puppet</text:p>
            </text:list-item>
            <text:list-item>
              <text:p text:style-name="P22">Greeting table</text:p>
            </text:list-item>
            <text:list-item>
              <text:p text:style-name="P22">Next to Level 1 Lounge (bar)</text:p>
            </text:list-item>
            <text:list-item>
              <text:p text:style-name="P22"><text:soft-page-break/>Tangos is restaurant</text:p>
              <text:list>
                <text:list-item>
                  <text:p text:style-name="P27">Decent food, special con menu (usually)</text:p>
                </text:list-item>
              </text:list>
            </text:list-item>
            <text:list-item>
              <text:p text:style-name="P22">Don’t have to eat there, there’s consuite, included in your Admission cost</text:p>
            </text:list-item>
            <text:list-item>
              <text:p text:style-name="P22">CONSUITE</text:p>
            </text:list-item>
          </text:list>
        </text:list-item>
        <text:list-item>
          <text:p text:style-name="P17">Cars (0:07 to 0:15)</text:p>
          <text:list>
            <text:list-item>
              <text:p text:style-name="P22">Survival vehicles</text:p>
            </text:list-item>
            <text:list-item>
              <text:p text:style-name="P22">FordGT kit turned electric car</text:p>
            </text:list-item>
            <text:list-item>
              <text:p text:style-name="P22">Chaos Machine - build it as <text:s/>you go</text:p>
            </text:list-item>
          </text:list>
        </text:list-item>
        <text:list-item>
          <text:p text:style-name="P17">Registration table (0:16 - 0:18)</text:p>
          <text:list>
            <text:list-item>
              <text:p text:style-name="P22">Pickup badge</text:p>
              <text:list>
                <text:list-item>
                  <text:p text:style-name="P27">Fun use of badge</text:p>
                </text:list-item>
                <text:list-item>
                  <text:p text:style-name="P27">Social Idetification</text:p>
                </text:list-item>
                <text:list-item>
                  <text:p text:style-name="P27">Likes dislikes</text:p>
                </text:list-item>
                <text:list-item>
                  <text:p text:style-name="P27">Ridiculousness</text:p>
                </text:list-item>
              </text:list>
            </text:list-item>
            <text:list-item>
              <text:p text:style-name="P22">Meet past friends</text:p>
            </text:list-item>
          </text:list>
        </text:list-item>
        <text:list-item>
          <text:p text:style-name="P17">Maker Market (0:19 - 0:24)</text:p>
          <text:list>
            <text:list-item>
              <text:p text:style-name="P22">Made by the person running the booth</text:p>
              <text:list>
                <text:list-item>
                  <text:p text:style-name="P27">Juried (sort of)</text:p>
                </text:list-item>
                <text:list-item>
                  <text:p text:style-name="P27">T-shirt exception - sort of, he prints them</text:p>
                </text:list-item>
              </text:list>
            </text:list-item>
          </text:list>
        </text:list-item>
        <text:list-item>
          <text:p text:style-name="P17">Hallway (0:25 - 0:50)</text:p>
          <text:list>
            <text:list-item>
              <text:p text:style-name="P22">Peepols - 1686 of them last year (at least the registered folks)</text:p>
            </text:list-item>
            <text:list-item>
              <text:p text:style-name="P22"><text:soft-page-break/>??? infinite machine ???</text:p>
            </text:list-item>
            <text:list-item>
              <text:p text:style-name="P22">Vendors (artwork lady) - extension of Maker Market - more hours</text:p>
            </text:list-item>
            <text:list-item>
              <text:p text:style-name="P22">Piano(s)</text:p>
            </text:list-item>
            <text:list-item>
              <text:p text:style-name="P22">Conference rooms</text:p>
              <text:list>
                <text:list-item>
                  <text:p text:style-name="P27">2 buildings</text:p>
                </text:list-item>
                <text:list-item>
                  <text:p text:style-name="P27">2 floors</text:p>
                </text:list-item>
                <text:list-item>
                  <text:p text:style-name="P27"><text:span text:style-name="T24">24 rooms</text:span></text:p>
                </text:list-item>
                <text:list-item>
                  <text:p text:style-name="P27"><text:span text:style-name="T24">280 presenters</text:span></text:p>
                </text:list-item>
                <text:list-item>
                  <text:p text:style-name="P27"><text:span text:style-name="T24">Over 500 hrs of programming</text:span></text:p>
                </text:list-item>
              </text:list>
            </text:list-item>
          </text:list>
        </text:list-item>
        <text:list-item>
          <text:p text:style-name="P17">Gaming tables (0:51 - 0:56)</text:p>
          <text:list>
            <text:list-item>
              <text:p text:style-name="P22">Roleplaying</text:p>
            </text:list-item>
            <text:list-item>
              <text:p text:style-name="P22">Boardgames</text:p>
            </text:list-item>
            <text:list-item>
              <text:p text:style-name="P22">Cardgames</text:p>
            </text:list-item>
            <text:list-item>
              <text:p text:style-name="P22">24hrs?</text:p>
            </text:list-item>
          </text:list>
        </text:list-item>
        <text:list-item>
          <text:p text:style-name="P17">More hallway cosplay and Maker Market (0:56 - 1:30)</text:p>
        </text:list-item>
        <text:list-item>
          <text:p text:style-name="P17">More Maker Market (1:31 - 1:37)</text:p>
          <text:list>
            <text:list-item>
              <text:p text:style-name="P22">Leather pouches and trinkets</text:p>
            </text:list-item>
            <text:list-item>
              <text:p text:style-name="P22">Chainmail bikinis - suggest Steve_Husband, lol</text:p>
            </text:list-item>
          </text:list>
        </text:list-item>
        <text:list-item>
          <text:p text:style-name="P17">More hallway cosplay (1:38 - 1:44)</text:p>
          <text:list>
            <text:list-item>
              <text:p text:style-name="P22">Hagrid is a PC/Network tech who used to work for me</text:p>
            </text:list-item>
          </text:list>
        </text:list-item>
        <text:list-item>
          <text:p text:style-name="P17">More game-room (1:45 - 1:53)</text:p>
          <text:list>
            <text:list-item>
              <text:p text:style-name="P22"><text:soft-page-break/>Dreamchaser author running his own game</text:p>
            </text:list-item>
            <text:list-item>
              <text:p text:style-name="P22">More hallway sillyness</text:p>
            </text:list-item>
          </text:list>
        </text:list-item>
        <text:list-item>
          <text:p text:style-name="P17">Media Litter Sandwich (1:54 - 2:01)</text:p>
          <text:list>
            <text:list-item>
              <text:p text:style-name="P22">Sunday Morning Linux Review also does a podcast from Con</text:p>
            </text:list-item>
            <text:list-item>
              <text:p text:style-name="P22">There may be others I don’t even know about (seem to remember hearing about more but don’t know the names)</text:p>
            </text:list-item>
          </text:list>
        </text:list-item>
      </text:list>
      <text:p text:style-name="Standard"/>
      <text:p text:style-name="P26"><text:span text:style-name="T23">Other THINGS!</text:span></text:p>
      <text:list xml:id="list1351016852" text:style-name="WWNum14">
        <text:list-item>
          <text:p text:style-name="P18">Retro Gaming room</text:p>
          <text:list>
            <text:list-item>
              <text:p text:style-name="P23">CRTs and ancient consoles Oh, My</text:p>
            </text:list-item>
          </text:list>
        </text:list-item>
        <text:list-item>
          <text:p text:style-name="P18">Writers block -</text:p>
          <text:list>
            <text:list-item>
              <text:p text:style-name="P23">Bookstore for Books written by GOHs and guests often staffed by the authors</text:p>
            </text:list-item>
          </text:list>
        </text:list-item>
        <text:list-item>
          <text:p text:style-name="P18">Maker area</text:p>
          <text:list>
            <text:list-item>
              <text:p text:style-name="P23">Make a badge with flashing LEDs</text:p>
            </text:list-item>
            <text:list-item>
              <text:p text:style-name="P23">Do surface mount electronics (I wasn’t brave enough for that)</text:p>
            </text:list-item>
          </text:list>
        </text:list-item>
      </text:list>
      <text:list xml:id="list303952643" text:style-name="WWNum9">
        <text:list-item>
          <text:p text:style-name="P19">LN2 Ice Cream</text:p>
          <text:list>
            <text:list-item>
              <text:p text:style-name="P24">Liquid Nitrogen and Milk and… many different things</text:p>
            </text:list-item>
            <text:list-item>
              <text:p text:style-name="P24">What could possibly go wrong</text:p>
            </text:list-item>
          </text:list>
        </text:list-item>
        <text:list-item>
          <text:p text:style-name="P19">Astronomy</text:p>
          <text:list>
            <text:list-item>
              <text:p text:style-name="P24">Geeks like using telescopes and looking at stars and stuff</text:p>
            </text:list-item>
            <text:list-item>
              <text:p text:style-name="P24">And telling other people about it</text:p>
            </text:list-item>
          </text:list>
        </text:list-item>
        <text:list-item>
          <text:p text:style-name="P19">Geeks with Guns</text:p>
          <text:list>
            <text:list-item>
              <text:p text:style-name="P24"><text:soft-page-break/>Offsite at a Gun Range</text:p>
            </text:list-item>
            <text:list-item>
              <text:p text:style-name="P24">Shoot lots of different things</text:p>
            </text:list-item>
            <text:list-item>
              <text:p text:style-name="P24">Talk about these very complex mechanical devices</text:p>
            </text:list-item>
          </text:list>
        </text:list-item>
        <text:list-item>
          <text:p text:style-name="P19">Masquerade Ball</text:p>
          <text:list>
            <text:list-item>
              <text:p text:style-name="P24">It’s a dance</text:p>
            </text:list-item>
            <text:list-item>
              <text:p text:style-name="P24">It’s for geeks (so there’s no real requirement to be at all good)</text:p>
            </text:list-item>
            <text:list-item>
              <text:p text:style-name="P24">Before cosplay was called cosplay, we dressed up and called it a masquerade ball</text:p>
            </text:list-item>
          </text:list>
        </text:list-item>
        <text:list-item>
          <text:p text:style-name="P19">Cosplay contest</text:p>
          <text:list>
            <text:list-item>
              <text:p text:style-name="P24">A chance to see all those folks you didn’t see in the hallways, lol</text:p>
            </text:list-item>
          </text:list>
        </text:list-item>
        <text:list-item>
          <text:p text:style-name="P19">Filking</text:p>
          <text:list>
            <text:list-item>
              <text:p text:style-name="P24">Science Fiction Folk music sing-along and other random musical or storytelling interludes</text:p>
            </text:list-item>
          </text:list>
        </text:list-item>
        <text:list-item>
          <text:p text:style-name="P19">Room Parties</text:p>
          <text:list>
            <text:list-item>
              <text:p text:style-name="P24">Sometimes a few, sometimes a LOT, lots of Free booze/beer</text:p>
            </text:list-item>
            <text:list-item>
              <text:p text:style-name="P24">Usually themed - 80s party, Star Trek party, Karaoke party, etc..</text:p>
            </text:list-item>
            <text:list-item>
              <text:p text:style-name="P24">Don’t be a jerk, donate a few stinkies if you got em</text:p>
            </text:list-item>
            <text:list-item>
              <text:p text:style-name="P24">Suggest: Cool (as in airy) costumes if that’s your thing</text:p>
            </text:list-item>
          </text:list>
        </text:list-item>
        <text:list-item>
          <text:p text:style-name="P19">Artemis (star trek bridge simulator)</text:p>
          <text:list>
            <text:list-item>
              <text:p text:style-name="P24">Pretty cool, multi-station (science officer, weapons, navigation, etc.) setup with screens and such to group role-play a Star Trek scenario</text:p>
            </text:list-item>
          </text:list>
        </text:list-item>
        <text:list-item>
          <text:p text:style-name="P19">Pengulab Capture-the-Flag (PC lab)</text:p>
          <text:list>
            <text:list-item>
              <text:p text:style-name="P24">Hack yer friends, show off your leet skills</text:p>
            </text:list-item>
          </text:list>
        </text:list-item>
        <text:list-item>
          <text:p text:style-name="P19">Geeky Burlesque</text:p>
          <text:list>
            <text:list-item>
              <text:p text:style-name="P24"><text:soft-page-break/>It’s cool, it’s fun (don’t expect Heidi Klum)</text:p>
            </text:list-item>
          </text:list>
        </text:list-item>
        <text:list-item>
          <text:p text:style-name="P19">Robo melee (battle bots)</text:p>
          <text:list>
            <text:list-item>
              <text:p text:style-name="P24">Literally Battle Bots, from the TV show, some of the same guys went on the next weekend to film their episodes</text:p>
            </text:list-item>
            <text:list-item>
              <text:p text:style-name="P24">In the hotel, how’d they get away with that?</text:p>
            </text:list-item>
          </text:list>
        </text:list-item>
        <text:list-item>
          <text:p text:style-name="P19">Drone Racing (attempted, they had to move due to wind conditions)</text:p>
          <text:list>
            <text:list-item>
              <text:p text:style-name="P24">On the top floor of the garage - they didn’t get away with it</text:p>
              <text:list>
                <text:list-item>
                  <text:p text:style-name="P28">Big wind-storm that weekend, couldn’t safely fly the drones there, too confined (and it’s not very confined)</text:p>
                </text:list-item>
              </text:list>
            </text:list-item>
          </text:list>
        </text:list-item>
        <text:list-item>
          <text:p text:style-name="P19">Photo Booth</text:p>
          <text:list>
            <text:list-item>
              <text:p text:style-name="P24">Someone made a bigger version of those arcade photo booths, with Penguicon cover art back drops</text:p>
            </text:list-item>
          </text:list>
        </text:list-item>
        <text:list-item>
          <text:p text:style-name="P19">Miniature Painting</text:p>
          <text:list>
            <text:list-item>
              <text:p text:style-name="P24">Think old-school Warhammer</text:p>
            </text:list-item>
          </text:list>
        </text:list-item>
        <text:list-item>
          <text:p text:style-name="P19">Escape Room</text:p>
          <text:list>
            <text:list-item>
              <text:p text:style-name="P24">It’s a popular thing, just make it geek themed - test your Star Wars knowledge to escape, or Harry Potter, or … Hmm, wonder if they could do a Linux troubleshooting escape room...</text:p>
            </text:list-item>
          </text:list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normal" style:font-weight-asian="normal"/>
    </style:style>
    <style:style style:name="ListLabel_20_11" style:display-name="ListLabel 11" style:family="text">
      <style:text-properties style:text-underline-style="none" fo:font-weight="normal" style:font-weight-asian="normal"/>
    </style:style>
    <style:style style:name="ListLabel_20_12" style:display-name="ListLabel 12" style:family="text">
      <style:text-properties style:text-underline-style="none" fo:font-weight="normal" style:font-weight-asian="normal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 fo:font-weight="normal" style:font-weight-asian="normal"/>
    </style:style>
    <style:style style:name="ListLabel_20_74" style:display-name="ListLabel 74" style:family="text">
      <style:text-properties style:text-underline-style="none" fo:font-weight="normal" style:font-weight-asian="normal"/>
    </style:style>
    <style:style style:name="ListLabel_20_75" style:display-name="ListLabel 75" style:family="text">
      <style:text-properties style:text-underline-style="none" fo:font-weight="normal" style:font-weight-asian="normal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 fo:font-weight="normal" style:font-weight-asian="normal"/>
    </style:style>
    <style:style style:name="ListLabel_20_119" style:display-name="ListLabel 119" style:family="text">
      <style:text-properties style:text-underline-style="none" fo:font-weight="normal" style:font-weight-asian="normal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28" style:display-name="ListLabel 128" style:family="text">
      <style:text-properties fo:color="#1155cc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2" meta:paragraph-count="221" meta:word-count="1870" meta:character-count="11150" meta:non-whitespace-character-count="9619"/>
    <meta:generator>LibreOfficeDev/6.0.5.2$Linux_X86_64 LibreOffice_project/</meta:generator>
  </office:meta>
</office:document-meta>
</file>